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1)</text:p>
          </table:table-cell>
          <table:table-cell table:number-columns-repeated="5"/>
        </table:table-row>
        <table:table-row table:style-name="ro1">
          <table:table-cell office:value-type="string">
            <text:p>a)</text:p>
          </table:table-cell>
          <table:table-cell table:formula="of:=0.6*0.25" office:value-type="float" office:value="0.15">
            <text:p>0.15</text:p>
          </table:table-cell>
          <table:table-cell table:number-columns-repeated="4"/>
        </table:table-row>
        <table:table-row table:style-name="ro1">
          <table:table-cell office:value-type="string">
            <text:p>b)</text:p>
          </table:table-cell>
          <table:table-cell table:formula="of:=0.4*0.75" office:value-type="float" office:value="0.3">
            <text:p>0.3</text:p>
          </table:table-cell>
          <table:table-cell table:number-columns-repeated="4"/>
        </table:table-row>
        <table:table-row table:style-name="ro1">
          <table:table-cell office:value-type="string">
            <text:p>c)</text:p>
          </table:table-cell>
          <table:table-cell table:formula="of:=9/20" office:value-type="float" office:value="0.45">
            <text:p>0.45</text:p>
          </table:table-cell>
          <table:table-cell table:number-columns-repeated="4"/>
        </table:table-row>
        <table:table-row table:style-name="ro1">
          <table:table-cell office:value-type="string">
            <text:p>d)</text:p>
          </table:table-cell>
          <table:table-cell table:formula="of:=1-(0.25*0.4)"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2)</text:p>
          </table:table-cell>
          <table:table-cell/>
          <table:table-cell office:value-type="string">
            <text:p>P(F)=80%</text:p>
          </table:table-cell>
          <table:table-cell office:value-type="string">
            <text:p>P(C/F)=86%=1-P( C^-1/F)</text:p>
          </table:table-cell>
          <table:table-cell/>
          <table:table-cell office:value-type="string">
            <text:p>P(C/F^-1)=35%=1-P(C^-1/F^-1)</text:p>
          </table:table-cell>
        </table:table-row>
        <table:table-row table:style-name="ro2">
          <table:table-cell office:value-type="string">
            <text:p>A)</text:p>
          </table:table-cell>
          <table:table-cell/>
          <table:table-cell office:value-type="string">
            <text:p>P(C^-1)=P(F intercessao C^-1) + P(F^-1 intercessao C)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P(C^-1)=P(F)xP(C^-1/F) + P(F^-1)xP(C/F^-1)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formula="of:=0.8*0.14 + 0.2*0.65" office:value-type="float" office:value="0.242">
            <text:p>0.2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B)</text:p>
          </table:table-cell>
          <table:table-cell/>
          <table:table-cell office:value-type="string">
            <text:p>P(F⁻1/C^-1)=[P(F^-1 intercessao C^-1)]/P(C)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0.2*0.65)/[.C11]" office:value-type="float" office:value="0.537190082644628">
            <text:p>0.5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3)</text:p>
          </table:table-cell>
          <table:table-cell office:value-type="string">
            <text:p>P(X)=0.2</text:p>
          </table:table-cell>
          <table:table-cell office:value-type="string">
            <text:p>P(Y)=0.4</text:p>
          </table:table-cell>
          <table:table-cell office:value-type="string">
            <text:p>P(Z)=0.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(R/X)=0.24</text:p>
          </table:table-cell>
          <table:table-cell office:value-type="string">
            <text:p>P(R/Y)=0.04</text:p>
          </table:table-cell>
          <table:table-cell office:value-type="string">
            <text:p>P(R/Z)=0.0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/>
          <table:table-cell office:value-type="string">
            <text:p>P(Z/R)=[P(Z)xP(R/Z)]/P(R)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2">
          <table:table-cell/>
          <table:table-cell office:value-type="string">
            <text:p>P(R)=P(X)xP(R/X) + P(Y)xP(R/Y) + P(Z)xP(R/Z)</text:p>
          </table:table-cell>
          <table:table-cell table:number-columns-repeated="4"/>
        </table:table-row>
        <table:table-row table:style-name="ro1">
          <table:table-cell/>
          <table:table-cell table:formula="of:=0.2*0.24 + 0.4*0.04 + 0.4*0.08" office:value-type="float" office:value="0.096">
            <text:p>0.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P(Z/R)=(0.4*0.08)/0.076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5">03/25/2010</text:date>, <text:time>15:2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pterix </meta:initial-creator>
    <meta:creation-date>2010-03-25T14:34:17</meta:creation-date>
    <meta:generator>OpenOffice.org/3.1$Linux OpenOffice.org_project/310m19$Build-9420</meta:generator>
    <dc:date>2010-03-25T15:21:08</dc:date>
    <dc:creator>apterix </dc:creator>
    <meta:editing-duration>PT00H46M53S</meta:editing-duration>
    <meta:editing-cycles>2</meta:editing-cycles>
    <meta:document-statistic meta:table-count="3" meta:cell-count="31" meta:object-count="0"/>
  </office:meta>
</office:document-meta>
</file>